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Tibetan Machine Uni" fo:font-size="40pt" fo:font-style="italic" style:text-underline-style="none" officeooo:rsid="0001b314" officeooo:paragraph-rsid="0001b314" fo:background-color="transparent" style:font-size-asian="40pt" style:font-style-asian="italic" style:font-size-complex="40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Tibetan Machine Uni" fo:font-size="13pt" fo:font-style="normal" style:text-underline-style="none" officeooo:rsid="000318ed" officeooo:paragraph-rsid="000318ed" fo:background-color="transparent" style:font-size-asian="11.3500003814697pt" style:font-style-asian="normal" style:font-size-complex="13pt" style:font-style-complex="normal"/>
    </style:style>
    <style:style style:name="P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Tibetan Machine Uni" fo:font-size="13pt" fo:font-style="normal" style:text-underline-style="none" officeooo:rsid="00040c07" officeooo:paragraph-rsid="00040c07" fo:background-color="transparent" style:font-size-asian="11.3500003814697pt" style:font-style-asian="normal" style:font-size-complex="13pt" style:font-style-complex="normal"/>
    </style:style>
    <style:style style:name="P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Tibetan Machine Uni" fo:font-size="26pt" fo:font-style="normal" style:text-underline-style="none" officeooo:rsid="000318ed" officeooo:paragraph-rsid="000318ed" fo:background-color="transparent" style:font-size-asian="22.75pt" style:font-style-asian="normal" style:font-size-complex="26pt" style:font-style-complex="normal"/>
    </style:style>
    <style:style style:name="P5" style:family="paragraph" style:parent-style-name="Standard" style:list-style-name="L7">
      <style:paragraph-properties fo:text-align="start" style:justify-single-word="false"/>
      <style:text-properties officeooo:paragraph-rsid="00052dcc"/>
    </style:style>
    <style:style style:name="P6" style:family="paragraph" style:parent-style-name="Standard">
      <style:paragraph-properties fo:text-align="start" style:justify-single-word="false"/>
      <style:text-properties officeooo:paragraph-rsid="00052dcc"/>
    </style:style>
    <style:style style:name="P7" style:family="paragraph" style:parent-style-name="Standard">
      <style:paragraph-properties fo:text-align="start" style:justify-single-word="false"/>
      <style:text-properties officeooo:paragraph-rsid="0007e5d3"/>
    </style:style>
    <style:style style:name="P8" style:family="paragraph" style:parent-style-name="Standard" style:list-style-name="L11">
      <style:paragraph-properties fo:text-align="start" style:justify-single-word="false"/>
      <style:text-properties officeooo:rsid="000318ed" officeooo:paragraph-rsid="00052dcc"/>
    </style:style>
    <style:style style:name="P9" style:family="paragraph" style:parent-style-name="Standard" style:list-style-name="L9">
      <style:paragraph-properties fo:text-align="start" style:justify-single-word="false"/>
      <style:text-properties fo:font-size="15pt" officeooo:rsid="00052dcc" officeooo:paragraph-rsid="00052dcc" style:font-size-asian="15pt" style:font-size-complex="15pt"/>
    </style:style>
    <style:style style:name="P10" style:family="paragraph" style:parent-style-name="Standard" style:list-style-name="L9">
      <style:paragraph-properties fo:text-align="start" style:justify-single-word="false"/>
      <style:text-properties fo:font-size="15pt" fo:font-style="normal" officeooo:rsid="00052dcc" officeooo:paragraph-rsid="0007e5d3" style:font-size-asian="15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officeooo:rsid="00052dcc" officeooo:paragraph-rsid="00052dcc" style:font-size-asian="11.3500003814697pt" style:font-style-asian="normal" style:font-size-complex="13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officeooo:rsid="00052dcc" officeooo:paragraph-rsid="0007e5d3" style:font-size-asian="11.3500003814697pt" style:font-style-asian="normal" style:font-size-complex="13pt" style:font-style-complex="normal"/>
    </style:style>
    <style:style style:name="T1" style:family="text">
      <style:text-properties officeooo:rsid="000318ed"/>
    </style:style>
    <style:style style:name="T2" style:family="text">
      <style:text-properties style:text-line-through-style="none" style:text-line-through-type="none" style:font-name="Tibetan Machine Uni" fo:font-size="26pt" fo:font-style="normal" style:text-underline-style="none" fo:background-color="transparent" loext:char-shading-value="0" style:font-size-asian="22.75pt" style:font-style-asian="normal" style:font-size-complex="26pt" style:font-style-complex="normal"/>
    </style:style>
    <style:style style:name="T3" style:family="text">
      <style:text-properties style:text-line-through-style="none" style:text-line-through-type="none" style:font-name="Tibetan Machine Uni" fo:font-size="13pt" fo:font-style="normal" style:text-underline-style="none" officeooo:rsid="00040c07" fo:background-color="transparent" loext:char-shading-value="0" style:font-size-asian="11.3500003814697pt" style:font-style-asian="normal" style:font-size-complex="13pt" style:font-style-complex="normal"/>
    </style:style>
    <style:style style:name="T4" style:family="text">
      <style:text-properties style:text-line-through-style="none" style:text-line-through-type="none" style:font-name="Tibetan Machine Uni" fo:font-size="13pt" fo:font-style="normal" style:text-underline-style="none" officeooo:rsid="00052dcc" fo:background-color="transparent" loext:char-shading-value="0" style:font-size-asian="11.3500003814697pt" style:font-style-asian="normal" style:font-size-complex="13pt" style:font-style-complex="normal"/>
    </style:style>
    <style:style style:name="T5" style:family="text">
      <style:text-properties style:text-line-through-style="none" style:text-line-through-type="none" style:font-name="Tibetan Machine Uni" fo:font-size="13pt" fo:font-style="normal" style:text-underline-style="none" officeooo:rsid="0007e5d3" fo:background-color="transparent" loext:char-shading-value="0" style:font-size-asian="11.3500003814697pt" style:font-style-asian="normal" style:font-size-complex="13pt" style:font-style-complex="normal"/>
    </style:style>
    <style:style style:name="T6" style:family="text">
      <style:text-properties style:text-line-through-style="none" style:text-line-through-type="none" style:font-name="Tibetan Machine Uni" fo:font-size="13pt" fo:font-style="normal" style:text-underline-style="none" officeooo:rsid="00052dcc" fo:background-color="transparent" loext:char-shading-value="0" style:font-size-asian="13pt" style:font-style-asian="normal" style:font-size-complex="13pt" style:font-style-complex="normal"/>
    </style:style>
    <style:style style:name="T7" style:family="text">
      <style:text-properties style:text-line-through-style="none" style:text-line-through-type="none" style:font-name="Tibetan Machine Uni" fo:font-size="13pt" fo:language="en" fo:country="US" fo:font-style="normal" style:text-underline-style="none" officeooo:rsid="0007e5d3" fo:background-color="transparent" loext:char-shading-value="0" style:font-size-asian="11.3500003814697pt" style:font-style-asian="normal" style:font-size-complex="13pt" style:font-style-complex="normal"/>
    </style:style>
    <style:style style:name="T8" style:family="text">
      <style:text-properties style:text-line-through-style="none" style:text-line-through-type="none" style:font-name="Tibetan Machine Uni" fo:font-size="13pt" fo:language="pt" fo:country="PT" fo:font-style="normal" style:text-underline-style="none" officeooo:rsid="0007e5d3" fo:background-color="transparent" loext:char-shading-value="0" style:font-size-asian="11.3500003814697pt" style:font-style-asian="normal" style:font-size-complex="13pt" style:font-style-complex="normal"/>
    </style:style>
    <style:style style:name="T9" style:family="text">
      <style:text-properties style:text-line-through-style="none" style:text-line-through-type="none" style:font-name="Tibetan Machine Uni" fo:font-size="13pt" fo:language="pt" fo:country="PT" fo:font-style="normal" style:text-underline-style="none" officeooo:rsid="000a578b" fo:background-color="transparent" loext:char-shading-value="0" style:font-size-asian="11.3500003814697pt" style:font-style-asian="normal" style:font-size-complex="13pt" style:font-style-complex="normal"/>
    </style:style>
    <style:style style:name="T10" style:family="text">
      <style:text-properties style:text-line-through-style="none" style:text-line-through-type="none" style:font-name="Tibetan Machine Uni" fo:font-style="italic" style:text-underline-style="none" officeooo:rsid="00040c07" fo:background-color="transparent" loext:char-shading-value="0" style:font-style-asian="italic" style:font-style-complex="italic"/>
    </style:style>
    <style:style style:name="T11" style:family="text">
      <style:text-properties style:text-line-through-style="none" style:text-line-through-type="none" style:font-name="Tibetan Machine Uni" fo:font-style="italic" style:text-underline-style="none" fo:background-color="transparent" loext:char-shading-value="0" style:font-style-asian="italic" style:font-style-complex="italic"/>
    </style:style>
    <style:style style:name="T12" style:family="text">
      <style:text-properties style:text-line-through-style="none" style:text-line-through-type="none" style:font-name="Tibetan Machine Uni" fo:font-style="italic" style:text-underline-style="none" officeooo:rsid="0006e6ac" fo:background-color="transparent" loext:char-shading-value="0" style:font-style-asian="italic" style:font-style-complex="italic"/>
    </style:style>
    <style:style style:name="T13" style:family="text">
      <style:text-properties style:text-line-through-style="none" style:text-line-through-type="none" style:font-name="Tibetan Machine Uni" fo:font-style="italic" style:text-underline-style="none" officeooo:rsid="0007e5d3" fo:background-color="transparent" loext:char-shading-value="0" style:font-style-asian="italic" style:font-style-complex="italic"/>
    </style:style>
    <style:style style:name="T14" style:family="text">
      <style:text-properties style:text-line-through-style="none" style:text-line-through-type="none" style:font-name="Tibetan Machine Uni" fo:font-size="15pt" fo:font-style="italic" style:text-underline-style="none" officeooo:rsid="00040c07" fo:background-color="transparent" loext:char-shading-value="0" style:font-size-asian="15pt" style:font-style-asian="italic" style:font-size-complex="15pt" style:font-style-complex="italic"/>
    </style:style>
    <style:style style:name="T15" style:family="text">
      <style:text-properties style:text-line-through-style="none" style:text-line-through-type="none" style:font-name="Tibetan Machine Uni" style:text-underline-style="none" fo:background-color="transparent" loext:char-shading-value="0"/>
    </style:style>
    <style:style style:name="T16" style:family="text">
      <style:text-properties style:text-line-through-style="none" style:text-line-through-type="none" style:font-name="Tibetan Machine Uni" style:text-underline-style="none" officeooo:rsid="0006e6ac" fo:background-color="transparent" loext:char-shading-value="0"/>
    </style:style>
    <style:style style:name="T17" style:family="text">
      <style:text-properties style:text-line-through-style="none" style:text-line-through-type="none" style:font-name="Tibetan Machine Uni" style:text-underline-style="none" officeooo:rsid="0007e5d3" fo:background-color="transparent" loext:char-shading-value="0"/>
    </style:style>
    <style:style style:name="T18" style:family="text">
      <style:text-properties style:text-line-through-style="none" style:text-line-through-type="none" style:font-name="Tibetan Machine Uni" fo:language="en" fo:country="US" fo:font-style="italic" style:text-underline-style="none" officeooo:rsid="0007e5d3" fo:background-color="transparent" loext:char-shading-value="0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40c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cm" fo:text-indent="-0.635cm" fo:margin-left="0.5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73cm" fo:text-indent="-0.635cm" fo:margin-left="1.1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43cm" fo:text-indent="-0.635cm" fo:margin-left="2.4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3cm" fo:text-indent="-0.635cm" fo:margin-left="3.7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48cm" fo:text-indent="-0.635cm" fo:margin-left="4.3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83cm" fo:text-indent="-0.635cm" fo:margin-left="4.9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ers<text:span text:style-name="T1">i</text:span></text:p>
      <text:p text:style-name="P2"/>
      <text:p text:style-name="P2">No âmbito da disciplina de Laboratórios de informática II, foi realizado, ao longo do 2º semestre, <text:s/>uma versão virtual do famoso jogo de tabuleiro, Reversi.</text:p>
      <text:list xml:id="list2531939970" text:style-name="L7">
        <text:list-item>
          <text:p text:style-name="P4"><text:s/><text:span text:style-name="T19">Jogo em geral</text:span></text:p>
        </text:list-item>
        <text:list-item>
          <text:p text:style-name="P4"><text:s text:c="2"/>B<text:span text:style-name="T20">ots</text:span></text:p>
          <text:p text:style-name="P3">Uma das opções oferecidas ao jogador, é a possibilidade de jogar em modo automático,ou seja, contra o “computador”.</text:p>
          <text:p text:style-name="P3">Existem 3 escolhas possíveis de nível de dificuldade:</text:p>
          <text:p text:style-name="P3"><text:s text:c="3"/>1 – Modo Fácil;</text:p>
          <text:p text:style-name="P3"><text:s text:c="3"/>2 – Modo Intermédio;</text:p>
          <text:p text:style-name="P3"><text:s text:c="3"/>3 – Modo Difícil; <text:s/></text:p>
          <text:p text:style-name="P5"><text:span text:style-name="T3">É de realçar que para cada nível de dificuldade, o grupo adotou 3 estratégias diferentes.</text:span></text:p>
          <text:list>
            <text:list-item>
              <text:list>
                <text:list-item>
                  <text:list>
                    <text:list-item>
                      <text:p text:style-name="P5"><text:span text:style-name="T14">Modo Fáci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<text:s text:c="8"/></text:span><text:span text:style-name="T6">Para este modo, a estratégia utilizada consiste, apenas, em, <text:s text:c="9"/><text:tab/>a partir de todas as jogadas possíveis do bot, este efetua uma <text:s text:c="6"/><text:tab/>aleatória.</text:span></text:p>
      <text:p text:style-name="P6"><text:span text:style-name="T4"><text:s text:c="5"/></text:span></text:p>
      <text:list xml:id="list757746679" text:style-name="L9">
        <text:list-item>
          <text:p text:style-name="P9"><text:span text:style-name="T10">M</text:span><text:span text:style-name="T11">odo Intermédio</text:span></text:p>
        </text:list-item>
      </text:list>
      <text:p text:style-name="P11"><text:span text:style-name="T15"><text:s text:c="9"/>Neste nível de dificuldade, o grupo adotou a seguinte <text:tab/><text:tab/>estratégia: Primeiramente, é verificado se na lista de posições <text:s text:c="6"/></text:span><text:soft-page-break/><text:span text:style-name="T15"><text:tab/>possíveis do bot, existe algum canto. Caso isto se verifique, é <text:tab/>efetuada a jogada nesse canto, visto que estas posições são <text:tab/>muito vantajosas e que na maioria das vezes podem levar o <text:tab/>jogador à vitória.</text:span></text:p>
      <text:p text:style-name="P11"><text:span text:style-name="T15"><text:tab/><text:tab/>Caso não existam cantos possíveis, é verificada a presença de <text:tab/>arestas, dado que podem permitir em jogadas seguintes, ao <text:tab/><text:tab/>bot, adquirir um canto.</text:span></text:p>
      <text:p text:style-name="P11"><text:span text:style-name="T15"><text:tab/><text:tab/>Dentro de todas as arestas possíveis, é selecionada aquela <text:tab/>que destrói um maior número de peças adversárias.</text:span></text:p>
      <text:p text:style-name="P11"><text:span text:style-name="T15"><text:tab/><text:tab/>Caso não se verifique nenhuma das situações referidas <text:tab/><text:tab/>anteriormente, é escolhidas das posições disponíveis, aquela <text:tab/><text:tab/>que </text:span><text:span text:style-name="T16">elimina mais peças do oponente.</text:span></text:p>
      <text:p text:style-name="P7"/>
      <text:list xml:id="list172713531122024" text:continue-numbering="true" text:style-name="L9">
        <text:list-item>
          <text:p text:style-name="P10"><text:span text:style-name="T10">M</text:span><text:span text:style-name="T12">odo </text:span><text:span text:style-name="T13">Difícil</text:span></text:p>
        </text:list-item>
      </text:list>
      <text:p text:style-name="P12"><text:span text:style-name="T13"><text:tab/><text:tab/></text:span><text:span text:style-name="T17">Para este modo, o grupo adotou uma estratégia, mais elaborada, e muito mais eficaz para a vitória do bot.</text:span></text:p>
      <text:p text:style-name="P7"><text:span text:style-name="T5"><text:tab/><text:tab/>Através do algoritmo MINMAX, e do pseudocódigo presente na página da Wikipédia referente ao método </text:span><text:bookmark text:name="firstHeading"/><text:span text:style-name="T18">Alpha–beta pruning</text:span><text:span text:style-name="T7">, antes </text:span><text:span text:style-name="T8">de efetuar a jogada, são calculadas todas as possibilidades de estados após 5 jogadas (já contar com as jogadas do jogador manual).<text:tab/><text:tab/><text:tab/><text:tab/>Após calcular uma nova situação, o código criado pelo grupo, caso a jogada seja efetuada pelo bot</text:span></text:p>
      <text:p text:style-name="P11"><text:span text:style-name="T16"/></text:p>
      <text:list xml:id="list3537728091" text:style-name="L11">
        <text:list-header>
          <text:p text:style-name="P8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14:01.407637145</meta:creation-date>
    <dc:date>2019-05-03T17:27:13.295552335</dc:date>
    <meta:editing-duration>PT4M4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311" meta:character-count="1936" meta:non-whitespace-character-count="1568"/>
  </office:meta>
</office:document-meta>
</file>